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.5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K&quot;" style:apply-style-name="ConditionalStyle_5f_2" style:base-cell-address="'Feuille 1'.A7"/>
    </style:style>
    <style:style style:name="ce3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$B7:.$B1001]&lt;&gt;&quot;&quot;;[.C$1:.C$1048576]=&quot;&quot;))" style:apply-style-name="ConditionalStyle_5f_1" style:base-cell-address="'Feuille 1'.C7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$B7:.$B1001]&lt;&gt;&quot;&quot;;[.C$1:.C$1048576]=&quot;&quot;))" style:apply-style-name="ConditionalStyle_5f_1" style:base-cell-address="'Feuille 1'.C7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  <style:map style:condition="is-true-formula(AND([.$B7:.$B1001]&lt;&gt;&quot;&quot;;[.C$1:.C$1048576]=&quot;&quot;))" style:apply-style-name="ConditionalStyle_5f_1" style:base-cell-address="'Feuille 1'.C7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$B7:.$B1001]&lt;&gt;&quot;&quot;;[.C$1:.C$1048576]=&quot;&quot;))" style:apply-style-name="ConditionalStyle_5f_1" style:base-cell-address="'Feuille 1'.C7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$B7:.$B1001]&lt;&gt;&quot;&quot;;[.C$1:.C$1048576]=&quot;&quot;))" style:apply-style-name="ConditionalStyle_5f_1" style:base-cell-address="'Feuille 1'.C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ORMATION_INITIALE_HORS_APPRENTISSAGE ;&quot;;&quot;FORMATION_INITIALE_APPRENTISSAGE;&quot;;&quot;FORMATION_CONTINUE_HORS_CONTRAT_DE_PROFESSIONNALIS ATION ;&quot;;&quot;FORMATION_CONTINUE_CONTRAT_DE_PROFESSIONNALISATION;&quot;;&quot;VAE&quot;)" table:allow-empty-cell="true" table:display-list="no" table:base-cell-address="'Feuille 1'.S6">
          <table:error-message table:message-type="stop" table:display="true"/>
        </table:content-validation>
        <table:content-validation table:name="val2" table:condition="of:cell-content-is-in-list(&quot;F;&quot;;&quot;M;&quot;)" table:allow-empty-cell="true" table:display-list="no" table:base-cell-address="'Feuille 1'.Z6">
          <table:error-message table:message-type="stop" table:display="true"/>
        </table:content-validation>
      </table:content-validation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Validation</text:p>
          </table:table-cell>
          <table:table-cell table:style-name="ce3" office:value-type="string" calcext:value-type="string">
            <text:p>BLOC</text:p>
          </table:table-cell>
          <table:table-cell table:style-name="ce6" office:value-type="string" calcext:value-type="string" table:number-columns-spanned="2" table:number-rows-spanned="1">
            <text:p>BLOC 1</text:p>
          </table:table-cell>
          <table:covered-table-cell/>
          <table:table-cell table:style-name="ce13" office:value-type="string" calcext:value-type="string">
            <text:p>BLOC 2</text:p>
          </table:table-cell>
          <table:table-cell table:style-name="ce6" office:value-type="string" calcext:value-type="string" table:number-columns-spanned="2" table:number-rows-spanned="1">
            <text:p>BLOC 3</text:p>
          </table:table-cell>
          <table:covered-table-cell/>
          <table:table-cell table:style-name="ce6" office:value-type="string" calcext:value-type="string" table:number-columns-spanned="2" table:number-rows-spanned="1">
            <text:p>BLOC 4</text:p>
          </table:table-cell>
          <table:covered-table-cell/>
          <table:table-cell table:style-name="ce6" office:value-type="string" calcext:value-type="string" table:number-columns-spanned="9" table:number-rows-spanned="1">
            <text:p>BLOC 5</text:p>
          </table:table-cell>
          <table:covered-table-cell table:number-columns-repeated="8"/>
          <table:table-cell table:style-name="ce13" office:value-type="string" calcext:value-type="string">
            <text:p>BLOC 7</text:p>
          </table:table-cell>
          <table:table-cell table:style-name="ce6" office:value-type="string" calcext:value-type="string" table:number-columns-spanned="8" table:number-rows-spanned="1">
            <text:p>BLOC 8</text:p>
          </table:table-cell>
          <table:covered-table-cell table:number-columns-repeated="7"/>
          <table:table-cell table:number-columns-repeated="997"/>
        </table:table-row>
        <table:table-row table:style-name="ro1">
          <table:covered-table-cell/>
          <table:table-cell table:style-name="ce4" office:value-type="string" calcext:value-type="string">
            <text:p>balise mère</text:p>
          </table:table-cell>
          <table:table-cell table:style-name="ce7" office:value-type="string" calcext:value-type="string" table:number-columns-spanned="2" table:number-rows-spanned="1">
            <text:p>&lt;cpf:flux&gt;</text:p>
          </table:table-cell>
          <table:covered-table-cell/>
          <table:table-cell table:style-name="ce14" office:value-type="string" calcext:value-type="string">
            <text:p>&lt;cpf:emetteur&gt;</text:p>
          </table:table-cell>
          <table:table-cell table:style-name="ce7" office:value-type="string" calcext:value-type="string" table:number-columns-spanned="2" table:number-rows-spanned="1">
            <text:p>&lt;cpf:certificateur&gt;</text:p>
          </table:table-cell>
          <table:covered-table-cell/>
          <table:table-cell table:style-name="ce7" office:value-type="string" calcext:value-type="string" table:number-columns-spanned="2" table:number-rows-spanned="1">
            <text:p>&lt;cpf:certification&gt;</text:p>
          </table:table-cell>
          <table:covered-table-cell/>
          <table:table-cell table:style-name="ce7" office:value-type="string" calcext:value-type="string" table:number-columns-spanned="9" table:number-rows-spanned="1">
            <text:p>&lt;cpf:passageCertification&gt;</text:p>
          </table:table-cell>
          <table:covered-table-cell table:number-columns-repeated="8"/>
          <table:table-cell table:style-name="ce14" office:value-type="string" calcext:value-type="string">
            <text:p>&lt;cpf:modalitesInscription&gt;</text:p>
          </table:table-cell>
          <table:table-cell table:style-name="ce7" office:value-type="string" calcext:value-type="string" table:number-columns-spanned="8" table:number-rows-spanned="1">
            <text:p>&lt;cpf:titulaire&gt;</text:p>
          </table:table-cell>
          <table:covered-table-cell table:number-columns-repeated="7"/>
          <table:table-cell table:number-columns-repeated="997"/>
        </table:table-row>
        <table:table-row table:style-name="ro1">
          <table:covered-table-cell/>
          <table:table-cell table:style-name="ce4" office:value-type="string" calcext:value-type="string">
            <text:p>ID donnee</text:p>
          </table:table-cell>
          <table:table-cell table:style-name="ce8" office:value-type="date" office:date-value="2023-01-01" calcext:value-type="date">
            <text:p>1.1</text:p>
          </table:table-cell>
          <table:table-cell table:style-name="ce8" office:value-type="date" office:date-value="2023-02-01" calcext:value-type="date">
            <text:p>1.2</text:p>
          </table:table-cell>
          <table:table-cell table:style-name="ce8" office:value-type="date" office:date-value="2023-01-02" calcext:value-type="date">
            <text:p>2.1</text:p>
          </table:table-cell>
          <table:table-cell table:style-name="ce8" office:value-type="date" office:date-value="2023-01-03" calcext:value-type="date">
            <text:p>3.1</text:p>
          </table:table-cell>
          <table:table-cell table:style-name="ce8" office:value-type="date" office:date-value="2023-02-03" calcext:value-type="date">
            <text:p>3.2</text:p>
          </table:table-cell>
          <table:table-cell table:style-name="ce8" office:value-type="date" office:date-value="2023-01-04" calcext:value-type="date">
            <text:p>4.1</text:p>
          </table:table-cell>
          <table:table-cell table:style-name="ce8" office:value-type="date" office:date-value="2023-02-04" calcext:value-type="date">
            <text:p>4.2</text:p>
          </table:table-cell>
          <table:table-cell table:style-name="ce8" office:value-type="date" office:date-value="2023-01-05" calcext:value-type="date">
            <text:p>5.1</text:p>
          </table:table-cell>
          <table:table-cell table:style-name="ce8" office:value-type="date" office:date-value="2023-04-05" calcext:value-type="date">
            <text:p>5.4</text:p>
          </table:table-cell>
          <table:table-cell table:style-name="ce8" office:value-type="date" office:date-value="2023-05-05" calcext:value-type="date">
            <text:p>5.5</text:p>
          </table:table-cell>
          <table:table-cell table:style-name="ce8" office:value-type="date" office:date-value="2023-10-05" calcext:value-type="date">
            <text:p>5.10</text:p>
          </table:table-cell>
          <table:table-cell table:style-name="ce8" office:value-type="date" office:date-value="2023-11-05" calcext:value-type="date">
            <text:p>5.11</text:p>
          </table:table-cell>
          <table:table-cell table:style-name="ce8" office:value-type="date" office:date-value="2023-12-05" calcext:value-type="date">
            <text:p>5.12</text:p>
          </table:table-cell>
          <table:table-cell table:style-name="ce14" office:value-type="string" calcext:value-type="string">
            <text:p>5.14</text:p>
          </table:table-cell>
          <table:table-cell table:style-name="ce14" office:value-type="string" calcext:value-type="string">
            <text:p>5.15</text:p>
          </table:table-cell>
          <table:table-cell table:style-name="ce14" office:value-type="string" calcext:value-type="string">
            <text:p>5.16</text:p>
          </table:table-cell>
          <table:table-cell table:style-name="ce8" office:value-type="date" office:date-value="2023-01-07" calcext:value-type="date">
            <text:p>7.1</text:p>
          </table:table-cell>
          <table:table-cell table:style-name="ce8" office:value-type="date" office:date-value="2023-01-08" calcext:value-type="date">
            <text:p>8.1</text:p>
          </table:table-cell>
          <table:table-cell table:style-name="ce8" office:value-type="date" office:date-value="2023-02-08" calcext:value-type="date">
            <text:p>8.2</text:p>
          </table:table-cell>
          <table:table-cell table:style-name="ce8" office:value-type="date" office:date-value="2023-03-08" calcext:value-type="date">
            <text:p>8.3</text:p>
          </table:table-cell>
          <table:table-cell table:style-name="ce8" office:value-type="date" office:date-value="2023-06-08" calcext:value-type="date">
            <text:p>8.6</text:p>
          </table:table-cell>
          <table:table-cell table:style-name="ce8" office:value-type="date" office:date-value="2023-07-08" calcext:value-type="date">
            <text:p>8.7</text:p>
          </table:table-cell>
          <table:table-cell table:style-name="ce8" office:value-type="date" office:date-value="2023-08-08" calcext:value-type="date">
            <text:p>8.8</text:p>
          </table:table-cell>
          <table:table-cell table:style-name="ce8" office:value-type="date" office:date-value="2023-09-08" calcext:value-type="date">
            <text:p>8.9</text:p>
          </table:table-cell>
          <table:table-cell table:style-name="ce8" office:value-type="date" office:date-value="2023-11-08" calcext:value-type="date">
            <text:p>8.11</text:p>
          </table:table-cell>
          <table:table-cell table:number-columns-repeated="997"/>
        </table:table-row>
        <table:table-row table:style-name="ro2">
          <table:covered-table-cell/>
          <table:table-cell table:style-name="ce3" office:value-type="string" calcext:value-type="string">
            <text:p>Donnée</text:p>
          </table:table-cell>
          <table:table-cell table:style-name="ce9" office:value-type="string" calcext:value-type="string">
            <text:p>Identifiant du flux</text:p>
          </table:table-cell>
          <table:table-cell table:style-name="ce9" office:value-type="string" calcext:value-type="string">
            <text:p>Horodatage</text:p>
          </table:table-cell>
          <table:table-cell table:style-name="ce9" office:value-type="string" calcext:value-type="string">
            <text:p>N° de la fiche client de l'emetteur</text:p>
          </table:table-cell>
          <table:table-cell table:style-name="ce9" office:value-type="string" calcext:value-type="string">
            <text:p>N° de la fiche client Certificateur</text:p>
          </table:table-cell>
          <table:table-cell table:style-name="ce9" office:value-type="string" calcext:value-type="string">
            <text:p>Numéro de contrat spécifique Certificateur</text:p>
          </table:table-cell>
          <table:table-cell table:style-name="ce9" office:value-type="string" calcext:value-type="string">
            <text:p>Type de certification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D Technique du passage de la certification</text:p>
          </table:table-cell>
          <table:table-cell table:style-name="ce9" office:value-type="string" calcext:value-type="string">
            <text:p>Obtention de la certification par admission ou scoring</text:p>
          </table:table-cell>
          <table:table-cell table:style-name="ce9" office:value-type="string" calcext:value-type="string">
            <text:p>Donnée certifiée</text:p>
          </table:table-cell>
          <table:table-cell table:style-name="ce9" office:value-type="string" calcext:value-type="string">
            <text:p>Date de début de validité et de délivrance de la certification</text:p>
          </table:table-cell>
          <table:table-cell table:style-name="ce9" office:value-type="string" calcext:value-type="string">
            <text:p>Date de fin de validité de la certification</text:p>
          </table:table-cell>
          <table:table-cell table:style-name="ce9" office:value-type="string" calcext:value-type="string">
            <text:p>Présence du niveau de langue européen</text:p>
          </table:table-cell>
          <table:table-cell table:style-name="ce9" office:value-type="string" calcext:value-type="string">
            <text:p>Présence du niveau numérique européen</text:p>
          </table:table-cell>
          <table:table-cell table:style-name="ce9" office:value-type="string" calcext:value-type="string">
            <text:p>Scoring ou base de notation</text:p>
          </table:table-cell>
          <table:table-cell table:style-name="ce9" office:value-type="string" calcext:value-type="string">
            <text:p>Mention(s) validée(s)</text:p>
          </table:table-cell>
          <table:table-cell table:style-name="ce9" office:value-type="string" calcext:value-type="string">
            <text:p>Modalité d'accès à la certification</text:p>
          </table:table-cell>
          <table:table-cell table:style-name="ce9" office:value-type="string" calcext:value-type="string">
            <text:p>Nom de naissance du titulaire</text:p>
          </table:table-cell>
          <table:table-cell table:style-name="ce9" office:value-type="string" calcext:value-type="string">
            <text:p>Nom d'usage ou marital</text:p>
          </table:table-cell>
          <table:table-cell table:style-name="ce9" office:value-type="string" calcext:value-type="string">
            <text:p>Prénom 1</text:p>
          </table:table-cell>
          <table:table-cell table:style-name="ce9" office:value-type="string" calcext:value-type="string">
            <text:p>Année de naissance</text:p>
          </table:table-cell>
          <table:table-cell table:style-name="ce9" office:value-type="string" calcext:value-type="string">
            <text:p>Mois de naissance</text:p>
          </table:table-cell>
          <table:table-cell table:style-name="ce9" office:value-type="string" calcext:value-type="string">
            <text:p>Jour de naissance</text:p>
          </table:table-cell>
          <table:table-cell table:style-name="ce9" office:value-type="string" calcext:value-type="string">
            <text:p>Sexe</text:p>
          </table:table-cell>
          <table:table-cell table:style-name="ce9" office:value-type="string" calcext:value-type="string">
            <text:p>Code postal de la commune de naissance du titulaire</text:p>
          </table:table-cell>
          <table:table-cell table:number-columns-repeated="997"/>
        </table:table-row>
        <table:table-row table:style-name="ro2">
          <table:covered-table-cell/>
          <table:table-cell table:style-name="ce3" office:value-type="string" calcext:value-type="string">
            <text:p>balise</text:p>
          </table:table-cell>
          <table:table-cell table:style-name="ce9" office:value-type="string" calcext:value-type="string">
            <text:p>idFlux</text:p>
          </table:table-cell>
          <table:table-cell table:style-name="ce9" office:value-type="string" calcext:value-type="string">
            <text:p>horodatage</text:p>
          </table:table-cell>
          <table:table-cell table:number-columns-repeated="2" table:style-name="ce9" office:value-type="string" calcext:value-type="string">
            <text:p>idClient</text:p>
          </table:table-cell>
          <table:table-cell table:style-name="ce9" office:value-type="string" calcext:value-type="string">
            <text:p>idContrat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dTechnique</text:p>
          </table:table-cell>
          <table:table-cell table:style-name="ce9" office:value-type="string" calcext:value-type="string">
            <text:p>obtentionCertification</text:p>
          </table:table-cell>
          <table:table-cell table:style-name="ce9" office:value-type="string" calcext:value-type="string">
            <text:p>donneeCertifiee</text:p>
          </table:table-cell>
          <table:table-cell table:style-name="ce9" office:value-type="string" calcext:value-type="string">
            <text:p>dateDebutValidite</text:p>
          </table:table-cell>
          <table:table-cell table:style-name="ce9" office:value-type="string" calcext:value-type="string">
            <text:p>dateFinValidite</text:p>
          </table:table-cell>
          <table:table-cell table:style-name="ce9" office:value-type="string" calcext:value-type="string">
            <text:p>presenceNiveauLangueEuro</text:p>
          </table:table-cell>
          <table:table-cell table:style-name="ce9" office:value-type="string" calcext:value-type="string">
            <text:p>presenceNiveauNumeriqueEuro</text:p>
          </table:table-cell>
          <table:table-cell table:style-name="ce9" office:value-type="string" calcext:value-type="string">
            <text:p>scoring</text:p>
          </table:table-cell>
          <table:table-cell table:style-name="ce9" office:value-type="string" calcext:value-type="string">
            <text:p>mentionValidee</text:p>
          </table:table-cell>
          <table:table-cell table:style-name="ce9" office:value-type="string" calcext:value-type="string">
            <text:p>modaliteAcces</text:p>
          </table:table-cell>
          <table:table-cell table:style-name="ce9" office:value-type="string" calcext:value-type="string">
            <text:p>nomNaissance</text:p>
          </table:table-cell>
          <table:table-cell table:style-name="ce9" office:value-type="string" calcext:value-type="string">
            <text:p>nomUsage</text:p>
          </table:table-cell>
          <table:table-cell table:style-name="ce9" office:value-type="string" calcext:value-type="string">
            <text:p>prenom1</text:p>
          </table:table-cell>
          <table:table-cell table:style-name="ce9" office:value-type="string" calcext:value-type="string">
            <text:p>anneeNaissance</text:p>
          </table:table-cell>
          <table:table-cell table:style-name="ce9" office:value-type="string" calcext:value-type="string">
            <text:p>moisNaissance</text:p>
          </table:table-cell>
          <table:table-cell table:style-name="ce9" office:value-type="string" calcext:value-type="string">
            <text:p>jourNaissance</text:p>
          </table:table-cell>
          <table:table-cell table:style-name="ce9" office:value-type="string" calcext:value-type="string">
            <text:p>sexe</text:p>
          </table:table-cell>
          <table:table-cell table:style-name="ce9" office:value-type="string" calcext:value-type="string">
            <text:p>codePostal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table:number-matrix-columns-spanned="1" table:number-matrix-rows-spanned="996" table:formula="of:=IF([.B6:.B1001]&lt;&gt;&quot;&quot;;[.T6:.T1001]&amp;&quot;.&quot;&amp;[.W6:.W1001]&amp;[.X6:.X1001]&amp;[.Y6:.Y1001]&amp;&quot;.&quot;&amp;[.B6:.B1001];&quot;&quot;)" office:value-type="string" office:string-value="..0" calcext:value-type="string">
            <text:p>..0</text:p>
          </table:table-cell>
          <table:table-cell table:style-name="ce11" table:number-matrix-columns-spanned="1" table:number-matrix-rows-spanned="996" table:formula="of:=IF([.B6:.B1001]&lt;&gt;&quot;&quot;;TODAY();&quot;&quot;)" office:value-type="date" office:date-value="2024-01-03" calcext:value-type="date">
            <text:p>03/01/2024</text:p>
          </table:table-cell>
          <table:table-cell table:style-name="ce5" table:number-columns-repeated="3"/>
          <table:table-cell table:style-name="ce5" table:number-matrix-columns-spanned="1" table:number-matrix-rows-spanned="996" table:formula="of:=IF([.B6:.B1001]&lt;&gt;&quot;&quot;;&quot;RNCP;&quot;;&quot;&quot;)" office:value-type="string" office:string-value="RNCP;" calcext:value-type="string">
            <text:p>RNCP;</text:p>
          </table:table-cell>
          <table:table-cell table:style-name="ce5" table:number-matrix-columns-spanned="1" table:number-matrix-rows-spanned="996" table:formula="of:=IF([.B6:.B1001]&lt;&gt;&quot;&quot;;&quot;RNCP35726&quot;;&quot;&quot;)" office:value-type="string" office:string-value="RNCP35726" calcext:value-type="string">
            <text:p>RNCP35726</text:p>
          </table:table-cell>
          <table:table-cell table:style-name="ce5" table:number-matrix-columns-spanned="1" table:number-matrix-rows-spanned="996" table:formula="of:=IF([.B6:.B1001]&lt;&gt;&quot;&quot;;[.I6:.I1001]&amp;&quot;.&quot;&amp;YEAR([.M6:.M1001])&amp;&quot;-&quot;&amp;YEAR([.N6:.N1001]);&quot;&quot;)" office:value-type="string" office:string-value="" calcext:value-type="error">
            <text:p>#VALUE!</text:p>
          </table:table-cell>
          <table:table-cell table:style-name="ce5" table:number-matrix-columns-spanned="1" table:number-matrix-rows-spanned="996" table:formula="of:=IF([.B6:.B1001]&lt;&gt;&quot;&quot;;&quot;PAR_ADMISSION;&quot;;&quot;&quot;)" office:value-type="string" office:string-value="PAR_ADMISSION;" calcext:value-type="string">
            <text:p>PAR_ADMISSION;</text:p>
          </table:table-cell>
          <table:table-cell table:style-name="ce5" table:number-matrix-columns-spanned="1" table:number-matrix-rows-spanned="996" table:formula="of:=IF([.B6:.B1001]&lt;&gt;&quot;&quot;;&quot;true;&quot;;&quot;&quot;)" office:value-type="string" office:string-value="true;" calcext:value-type="string">
            <text:p>true;</text:p>
          </table:table-cell>
          <table:table-cell table:style-name="ce11"/>
          <table:table-cell table:style-name="ce15" table:number-matrix-columns-spanned="1" table:number-matrix-rows-spanned="996" table:formula="of:=IF([.$B6:.$B1001]&lt;&gt;&quot;&quot;;&quot;nil;&quot;;&quot;&quot;)" office:value-type="string" office:string-value="nil;" calcext:value-type="string">
            <text:p>nil;</text:p>
          </table:table-cell>
          <table:table-cell table:style-name="ce5" table:number-matrix-columns-spanned="1" table:number-matrix-rows-spanned="996" table:formula="of:=IF([.B6:.B1001]&lt;&gt;&quot;&quot;;&quot;false;&quot;;&quot;&quot;)" office:value-type="string" office:string-value="false;" calcext:value-type="string">
            <text:p>false;</text:p>
          </table:table-cell>
          <table:table-cell table:style-name="ce5" table:number-matrix-columns-spanned="1" table:number-matrix-rows-spanned="996" table:formula="of:=IF([.B6:.B1001]&lt;&gt;&quot;&quot;;&quot;false;&quot;;&quot;&quot;)" office:value-type="string" office:string-value="false;" calcext:value-type="string">
            <text:p>false;</text:p>
          </table:table-cell>
          <table:table-cell table:style-name="ce15" table:number-matrix-columns-spanned="1" table:number-matrix-rows-spanned="996" table:formula="of:=IF([.$B6:.$B1001]&lt;&gt;&quot;&quot;;&quot;nil;&quot;;&quot;&quot;)" office:value-type="string" office:string-value="nil;" calcext:value-type="string">
            <text:p>nil;</text:p>
          </table:table-cell>
          <table:table-cell table:style-name="ce15" table:number-matrix-columns-spanned="1" table:number-matrix-rows-spanned="996" table:formula="of:=IF([.$B6:.$B1001]&lt;&gt;&quot;&quot;;&quot;nil;&quot;;&quot;&quot;)" office:value-type="string" office:string-value="nil;" calcext:value-type="string">
            <text:p>nil;</text:p>
          </table:table-cell>
          <table:table-cell table:style-name="ce5" table:content-validation-name="val1"/>
          <table:table-cell table:style-name="ce5" table:number-columns-repeated="6"/>
          <table:table-cell table:style-name="ce5" table:content-validation-name="val2"/>
          <table:table-cell table:style-name="ce5"/>
          <table:table-cell table:number-columns-repeated="997"/>
        </table:table-row>
        <table:table-row table:style-name="ro1">
          <table:table-cell table:style-name="ce2" table:number-matrix-columns-spanned="1" table:number-matrix-rows-spanned="995" table:formula="of:=IF([.B7:.B1001]&lt;&gt;&quot;&quot;;IF((([.C7:.C1001]=&quot;&quot;)+([.D7:.D1001]=&quot;&quot;)+([.E7:.E1001]=&quot;&quot;)+([.F7:.F1001]=&quot;&quot;)+([.G7:.G1001]=&quot;&quot;)+([.H7:.H1001]=&quot;&quot;)+([.I7:.I1001]=&quot;&quot;)+([.J7:.J1001]=&quot;&quot;)+([.K7:.K1001]=&quot;&quot;)+([.L7:.L1001]=&quot;&quot;)+([.M7:.M1001]=&quot;&quot;)+([.N7:.N1001]=&quot;&quot;)+([.O7:.O1001]=&quot;&quot;)+([.P7:.P1001]=&quot;&quot;)+([.Q7:.Q1001]=&quot;&quot;)+([.R7:.R1001]=&quot;&quot;)+([.S7:.S1001]=&quot;&quot;)+([.T7:.T1001]=&quot;&quot;)+([.U7:.U1001]=&quot;&quot;)+([.V7:.V1001]=&quot;&quot;)+([.W7:.W1001]=&quot;&quot;)+([.X7:.X1001]=&quot;&quot;)+([.Y7:.Y1001]=&quot;&quot;)+([.Z7:.Z1001]=&quot;&quot;)+([.AA7:.AA1001]=&quot;&quot;))=0;&quot;OK&quot;;&quot;KO&quot;);&quot;&quot;)" office:value-type="string" office:string-value="" calcext:value-type="error">
            <text:p>#VALUE!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office:string-value="..1" calcext:value-type="string">
            <text:p>..1</text:p>
          </table:table-cell>
          <table:table-cell table:style-name="ce12" office:value-type="date" office:date-value="2024-01-03" calcext:value-type="date">
            <text:p>03/01/2024</text:p>
          </table:table-cell>
          <table:table-cell table:style-name="ce10" table:number-columns-repeated="3"/>
          <table:table-cell table:style-name="ce10" office:value-type="string" office:string-value="RNCP;" calcext:value-type="string">
            <text:p>RNCP;</text:p>
          </table:table-cell>
          <table:table-cell table:style-name="ce10" office:value-type="string" office:string-value="RNCP35726" calcext:value-type="string">
            <text:p>RNCP35726</text:p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 office:value-type="string" office:string-value="PAR_ADMISSION;" calcext:value-type="string">
            <text:p>PAR_ADMISSION;</text:p>
          </table:table-cell>
          <table:table-cell table:style-name="ce10" office:value-type="string" office:string-value="true;" calcext:value-type="string">
            <text:p>true;</text:p>
          </table:table-cell>
          <table:table-cell table:style-name="ce10"/>
          <table:table-cell table:style-name="ce12" office:value-type="string" office:string-value="nil;" calcext:value-type="string">
            <text:p>nil;</text:p>
          </table:table-cell>
          <table:table-cell table:style-name="ce10" office:value-type="string" office:string-value="false;" calcext:value-type="string">
            <text:p>false;</text:p>
          </table:table-cell>
          <table:table-cell table:style-name="ce10" office:value-type="string" office:string-value="false;" calcext:value-type="string">
            <text:p>false;</text:p>
          </table:table-cell>
          <table:table-cell table:style-name="ce10" office:value-type="string" office:string-value="nil;" calcext:value-type="string">
            <text:p>nil;</text:p>
          </table:table-cell>
          <table:table-cell table:style-name="ce10" office:value-type="string" office:string-value="nil;" calcext:value-type="string">
            <text:p>nil;</text:p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office:string-value="..2" calcext:value-type="string">
            <text:p>..2</text:p>
          </table:table-cell>
          <table:table-cell table:style-name="ce12" office:value-type="date" office:date-value="2024-01-03" calcext:value-type="date">
            <text:p>03/01/2024</text:p>
          </table:table-cell>
          <table:table-cell table:style-name="ce10" table:number-columns-repeated="3"/>
          <table:table-cell table:style-name="ce10" office:value-type="string" office:string-value="RNCP;" calcext:value-type="string">
            <text:p>RNCP;</text:p>
          </table:table-cell>
          <table:table-cell table:style-name="ce10" office:value-type="string" office:string-value="RNCP35726" calcext:value-type="string">
            <text:p>RNCP35726</text:p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 office:value-type="string" office:string-value="PAR_ADMISSION;" calcext:value-type="string">
            <text:p>PAR_ADMISSION;</text:p>
          </table:table-cell>
          <table:table-cell table:style-name="ce10" office:value-type="string" office:string-value="true;" calcext:value-type="string">
            <text:p>true;</text:p>
          </table:table-cell>
          <table:table-cell table:style-name="ce12"/>
          <table:table-cell table:style-name="ce12" office:value-type="string" office:string-value="nil;" calcext:value-type="string">
            <text:p>nil;</text:p>
          </table:table-cell>
          <table:table-cell table:style-name="ce10" office:value-type="string" office:string-value="false;" calcext:value-type="string">
            <text:p>false;</text:p>
          </table:table-cell>
          <table:table-cell table:style-name="ce10" office:value-type="string" office:string-value="false;" calcext:value-type="string">
            <text:p>false;</text:p>
          </table:table-cell>
          <table:table-cell table:style-name="ce10" office:value-type="string" office:string-value="nil;" calcext:value-type="string">
            <text:p>nil;</text:p>
          </table:table-cell>
          <table:table-cell table:style-name="ce10" office:value-type="string" office:string-value="nil;" calcext:value-type="string">
            <text:p>nil;</text:p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office:string-value="..3" calcext:value-type="string">
            <text:p>..3</text:p>
          </table:table-cell>
          <table:table-cell table:style-name="ce12" office:value-type="date" office:date-value="2024-01-03" calcext:value-type="date">
            <text:p>03/01/2024</text:p>
          </table:table-cell>
          <table:table-cell table:style-name="ce10" table:number-columns-repeated="3"/>
          <table:table-cell table:style-name="ce10" office:value-type="string" office:string-value="RNCP;" calcext:value-type="string">
            <text:p>RNCP;</text:p>
          </table:table-cell>
          <table:table-cell table:style-name="ce10" office:value-type="string" office:string-value="RNCP35726" calcext:value-type="string">
            <text:p>RNCP35726</text:p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 office:value-type="string" office:string-value="PAR_ADMISSION;" calcext:value-type="string">
            <text:p>PAR_ADMISSION;</text:p>
          </table:table-cell>
          <table:table-cell table:style-name="ce10" office:value-type="string" office:string-value="true;" calcext:value-type="string">
            <text:p>true;</text:p>
          </table:table-cell>
          <table:table-cell table:style-name="ce12"/>
          <table:table-cell table:style-name="ce12" office:value-type="string" office:string-value="nil;" calcext:value-type="string">
            <text:p>nil;</text:p>
          </table:table-cell>
          <table:table-cell table:style-name="ce10" office:value-type="string" office:string-value="false;" calcext:value-type="string">
            <text:p>false;</text:p>
          </table:table-cell>
          <table:table-cell table:style-name="ce10" office:value-type="string" office:string-value="false;" calcext:value-type="string">
            <text:p>false;</text:p>
          </table:table-cell>
          <table:table-cell table:style-name="ce10" office:value-type="string" office:string-value="nil;" calcext:value-type="string">
            <text:p>nil;</text:p>
          </table:table-cell>
          <table:table-cell table:style-name="ce10" office:value-type="string" office:string-value="nil;" calcext:value-type="string">
            <text:p>nil;</text:p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6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6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1">
          <table:table-cell table:style-name="ce2" office:value-type="string" office:string-value="" calcext:value-type="error">
            <text:p>#VALUE!</text:p>
          </table:table-cell>
          <table:table-cell table:style-name="ce5"/>
          <table:table-cell table:style-name="ce10">
            <text:p/>
          </table:table-cell>
          <table:table-cell table:style-name="ce12">
            <text:p/>
          </table:table-cell>
          <table:table-cell table:style-name="ce10" table:number-columns-repeated="3"/>
          <table:table-cell table:style-name="ce10">
            <text:p/>
          </table:table-cell>
          <table:table-cell table:style-name="ce10">
            <text:p/>
          </table:table-cell>
          <table:table-cell table:style-name="ce10" office:value-type="string" office:string-value="" calcext:value-type="error">
            <text:p>#VALUE!</text:p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2"/>
          <table:table-cell table:style-name="ce12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0">
            <text:p/>
          </table:table-cell>
          <table:table-cell table:style-name="ce17" table:content-validation-name="val1"/>
          <table:table-cell table:style-name="ce10" table:number-columns-repeated="6"/>
          <table:table-cell table:style-name="ce18" table:content-validation-name="val2"/>
          <table:table-cell table:style-name="ce10"/>
          <table:table-cell table:number-columns-repeated="997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euille 1'.C7:'Feuille 1'.AA1001">
            <calcext:condition calcext:apply-style-name="ConditionalStyle_1" calcext:value="formula-is(AND([.$B7:.$B1001]&lt;&gt;&quot;&quot;;[.C$1:.C$1048576]=&quot;&quot;))" calcext:base-cell-address="'Feuille 1'.C7"/>
          </calcext:conditional-format>
          <calcext:conditional-format calcext:target-range-address="'Feuille 1'.A7:'Feuille 1'.A1001">
            <calcext:condition calcext:apply-style-name="ConditionalStyle_2" calcext:value="=&quot;OK&quot;" calcext:base-cell-address="'Feuille 1'.A7"/>
          </calcext:conditional-format>
          <calcext:conditional-format calcext:target-range-address="'Feuille 1'.A7:'Feuille 1'.A1001">
            <calcext:condition calcext:apply-style-name="ConditionalStyle_3" calcext:value="=&quot;KO&quot;" calcext:base-cell-address="'Feuille 1'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ea433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46" meta:object-count="0"/>
    <meta:generator>LibreOfficeDev/6.0.5.2$Linux_X86_64 LibreOffice_project/</meta:generator>
  </office:meta>
</office:document-meta>
</file>